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multipleDisclosure": [</text:p>
      <text:p text:style-name="Standard"><text:s text:c="8"/>{</text:p>
      <text:p text:style-name="Standard"><text:s text:c="12"/>"name": "Statements",</text:p>
      <text:p text:style-name="Standard"><text:s text:c="12"/>"type": "default"</text:p>
      <text:p text:style-name="Standard"><text:s text:c="8"/>},</text:p>
      <text:p text:style-name="Standard"><text:s text:c="8"/>{</text:p>
      <text:p text:style-name="Standard"><text:s text:c="12"/>"name": "eNotice",</text:p>
      <text:p text:style-name="Standard"><text:s text:c="12"/>"type": "enotice"</text:p>
      <text:p text:style-name="Standard"><text:s text:c="8"/>}</text:p>
      <text:p text:style-name="Standard"><text:s text:c="4"/>],</text:p>
      <text:p text:style-name="Standard"><text:s text:c="4"/>"ssoEnrollment": true,</text:p>
      <text:p text:style-name="Standard"><text:s text:c="4"/>"estmtVerifyText": "Using the buttons below, please indicate whether you can see the SEFCU eStatement sample.",</text:p>
      <text:p text:style-name="Standard"><text:s text:c="4"/>"attachedStatement": true,</text:p>
      <text:p text:style-name="Standard"><text:s text:c="4"/>"ignoreAttachmentPassword": false,</text:p>
      <text:p text:style-name="Standard"><text:s text:c="4"/>"defaultSSOMethod": "digitalInsightV1",</text:p>
      <text:p text:style-name="Standard"><text:s text:c="4"/>"contact": {</text:p>
      <text:p text:style-name="Standard"><text:s text:c="8"/>"phone": "800-727-3328",</text:p>
      <text:p text:style-name="Standard"><text:s text:c="8"/>"email": "estatements@sefcu.com"</text:p>
      <text:p text:style-name="Standard"><text:s text:c="4"/>},</text:p>
      <text:p text:style-name="Standard"><text:s text:c="4"/>"defaultStartDate": 24,</text:p>
      <text:p text:style-name="Standard"><text:s text:c="4"/>"minilogo": "logo.gif",</text:p>
      <text:p text:style-name="Standard"><text:s text:c="4"/>"paperlessConfiguration": "bySelective",</text:p>
      <text:p text:style-name="Standard"><text:s text:c="4"/>"_id": "demo",</text:p>
      <text:p text:style-name="Standard"><text:s text:c="4"/>"profilePrimaryEmail": false,</text:p>
      <text:p text:style-name="Standard"><text:s text:c="4"/>"createdAt": "2015-03-03T06:39:33.421Z",</text:p>
      <text:p text:style-name="Standard"><text:s text:c="4"/>"ssoMethod": {</text:p>
      <text:p text:style-name="Standard"><text:s text:c="8"/>"digitalInsightV1": {</text:p>
      <text:p text:style-name="Standard"><text:s text:c="12"/>"removeUFA": "y",</text:p>
      <text:p text:style-name="Standard"><text:s text:c="12"/>"captureAcctDesc": "n",</text:p>
      <text:p text:style-name="Standard"><text:s text:c="12"/>"usrAutoCreate": "y",</text:p>
      <text:p text:style-name="Standard"><text:s text:c="12"/>"checkPrimaryUser": "n",</text:p>
      <text:p text:style-name="Standard"><text:s text:c="12"/>"password": "S1F3C$I!32",</text:p>
      <text:p text:style-name="Standard"><text:s text:c="12"/>"acctTypeRequired": "n",</text:p>
      <text:p text:style-name="Standard"><text:s text:c="12"/>"acctAutoCreate": "y"</text:p>
      <text:p text:style-name="Standard"><text:s text:c="8"/>}</text:p>
      <text:p text:style-name="Standard"><text:s text:c="4"/>},</text:p>
      <text:p text:style-name="Standard"><text:s text:c="4"/>"statements": {</text:p>
      <text:p text:style-name="Standard"><text:s text:c="8"/>"default": {</text:p>
      <text:p text:style-name="Standard"><text:s text:c="12"/>"following": "default",</text:p>
      <text:p text:style-name="Standard"><text:s text:c="12"/>"paperDependents": [</text:p>
      <text:p text:style-name="Standard"><text:s text:c="16"/>"enotice"</text:p>
      <text:p text:style-name="Standard"><text:s text:c="12"/>],</text:p>
      <text:p text:style-name="Standard"><text:s text:c="12"/>"name": "Statements"</text:p>
      <text:p text:style-name="Standard"><text:s text:c="8"/>},</text:p>
      <text:p text:style-name="Standard"><text:s text:c="8"/>"etax": {</text:p>
      <text:p text:style-name="Standard"><text:s text:c="12"/>"following": "default",</text:p>
      <text:p text:style-name="Standard"><text:s text:c="12"/>"name": "Tax"</text:p>
      <text:p text:style-name="Standard"><text:soft-page-break/><text:s text:c="8"/>},</text:p>
      <text:p text:style-name="Standard"><text:s text:c="8"/>"enotice": {</text:p>
      <text:p text:style-name="Standard"><text:s text:c="12"/>"following": "enotice",</text:p>
      <text:p text:style-name="Standard"><text:s text:c="12"/>"name": "Notices",</text:p>
      <text:p text:style-name="Standard"><text:s text:c="12"/>"paperlessRestrictions": "default"</text:p>
      <text:p text:style-name="Standard"><text:s text:c="8"/>},</text:p>
      <text:p text:style-name="Standard"><text:s text:c="8"/>"mortgage": {</text:p>
      <text:p text:style-name="Standard"><text:s text:c="12"/>"following": "default",</text:p>
      <text:p text:style-name="Standard"><text:s text:c="12"/>"name": "Mortgage Statements"</text:p>
      <text:p text:style-name="Standard"><text:s text:c="8"/>}</text:p>
      <text:p text:style-name="Standard"><text:s text:c="4"/>},</text:p>
      <text:p text:style-name="Standard"><text:s text:c="4"/>"name": "DEMO",</text:p>
      <text:p text:style-name="Standard"><text:s text:c="4"/>"enableOptOutStatements": "true",</text:p>
      <text:p text:style-name="Standard"><text:s text:c="4"/>"disclosureSection": true,</text:p>
      <text:p text:style-name="Standard"><text:s text:c="4"/>"requireTermsAgreementOnPaperlessEnrollment": true,</text:p>
      <text:p text:style-name="Standard"><text:s text:c="4"/>"defaultTokenName": "key",</text:p>
      <text:p text:style-name="Standard"><text:s text:c="4"/>"logo": "logo.gif",</text:p>
      <text:p text:style-name="Standard"><text:s text:c="4"/>"eStatementEnrollment": true,</text:p>
      <text:p text:style-name="Standard"><text:s text:c="4"/>"userAndAccountCreation": {</text:p>
      <text:p text:style-name="Standard"><text:s text:c="8"/>"primaryUsrFlag": "ignore",</text:p>
      <text:p text:style-name="Standard"><text:s text:c="8"/>"accessCreateUser": true,</text:p>
      <text:p text:style-name="Standard"><text:s text:c="8"/>"linkPrimaryUsrFlag": "N",</text:p>
      <text:p text:style-name="Standard"><text:s text:c="8"/>"enable": true,</text:p>
      <text:p text:style-name="Standard"><text:s text:c="8"/>"emailPreferenceRequired": true,</text:p>
      <text:p text:style-name="Standard"><text:s text:c="8"/>"accessCreateAccount": true</text:p>
      <text:p text:style-name="Standard"><text:s text:c="4"/>},</text:p>
      <text:p text:style-name="Standard"><text:s text:c="4"/>"emailAndSmsNotification": true,</text:p>
      <text:p text:style-name="Standard"><text:s text:c="4"/>"smsNotification": true,</text:p>
      <text:p text:style-name="Standard"><text:s text:c="4"/>"menu": [</text:p>
      <text:p text:style-name="Standard"><text:s text:c="8"/>{</text:p>
      <text:p text:style-name="Standard"><text:s text:c="12"/>"id": "estatement",</text:p>
      <text:p text:style-name="Standard"><text:s text:c="12"/>"link": "?page=eStatement",</text:p>
      <text:p text:style-name="Standard"><text:s text:c="12"/>"name": "eStatements"</text:p>
      <text:p text:style-name="Standard"><text:s text:c="8"/>},</text:p>
      <text:p text:style-name="Standard"><text:s text:c="8"/>{</text:p>
      <text:p text:style-name="Standard"><text:s text:c="12"/>"id": "disclosure",</text:p>
      <text:p text:style-name="Standard"><text:s text:c="12"/>"link": "?page=termsAndCondition&amp;type=info",</text:p>
      <text:p text:style-name="Standard"><text:s text:c="12"/>"name": "Disclosure"</text:p>
      <text:p text:style-name="Standard"><text:s text:c="8"/>},</text:p>
      <text:p text:style-name="Standard"><text:s text:c="8"/>{</text:p>
      <text:p text:style-name="Standard"><text:s text:c="12"/>"id": "profile",</text:p>
      <text:p text:style-name="Standard"><text:s text:c="12"/>"link": "?page=profile",</text:p>
      <text:p text:style-name="Standard"><text:s text:c="12"/>"name": "Profile"</text:p>
      <text:p text:style-name="Standard"><text:s text:c="8"/>},</text:p>
      <text:p text:style-name="Standard"><text:s text:c="8"/>{</text:p>
      <text:p text:style-name="Standard"><text:s text:c="12"/>"id": "logout",</text:p>
      <text:p text:style-name="Standard"><text:s text:c="12"/>"link": "logout",</text:p>
      <text:p text:style-name="Standard"><text:s text:c="12"/>"name": "Exit"</text:p>
      <text:p text:style-name="Standard"><text:s text:c="8"/>}</text:p>
      <text:p text:style-name="Standard"><text:soft-page-break/><text:s text:c="4"/>],</text:p>
      <text:p text:style-name="Standard"><text:s text:c="4"/>"statementArchivalPeriod": 84,</text:p>
      <text:p text:style-name="Standard"><text:s text:c="4"/>"statementType": [</text:p>
      <text:p text:style-name="Standard"><text:s text:c="8"/>{</text:p>
      <text:p text:style-name="Standard"><text:s text:c="12"/>"default": "Statements"</text:p>
      <text:p text:style-name="Standard"><text:s text:c="8"/>},</text:p>
      <text:p text:style-name="Standard"><text:s text:c="8"/>{</text:p>
      <text:p text:style-name="Standard"><text:s text:c="12"/>"etax": "Tax"</text:p>
      <text:p text:style-name="Standard"><text:s text:c="8"/>},</text:p>
      <text:p text:style-name="Standard"><text:s text:c="8"/>{</text:p>
      <text:p text:style-name="Standard"><text:s text:c="12"/>"enotice": "Notices"</text:p>
      <text:p text:style-name="Standard"><text:s text:c="8"/>},</text:p>
      <text:p text:style-name="Standard"><text:s text:c="8"/>{</text:p>
      <text:p text:style-name="Standard"><text:s text:c="12"/>"mortgage": "Mortgage Statements"</text:p>
      <text:p text:style-name="Standard"><text:s text:c="8"/>}</text:p>
      <text:p text:style-name="Standard"><text:s text:c="4"/>],</text:p>
      <text:p text:style-name="Standard"><text:s text:c="4"/>"restrictionConfig": [</text:p>
      <text:p text:style-name="Standard"><text:s text:c="8"/>"mortgage"</text:p>
      <text:p text:style-name="Standard"><text:s text:c="4"/>],</text:p>
      <text:p text:style-name="Standard"><text:s text:c="4"/>"profileEmailLimit": 1,</text:p>
      <text:p text:style-name="Standard"><text:s text:c="4"/>"showAcctDescription": false,</text:p>
      <text:p text:style-name="Standard"><text:s text:c="4"/>"daysToMaintenanceDowntime": 3,</text:p>
      <text:p text:style-name="Standard"><text:s text:c="4"/>"cid": "demo",</text:p>
      <text:p text:style-name="Standard"><text:s text:c="4"/>"ssoUserUpdate": true,</text:p>
      <text:p text:style-name="Standard"><text:s text:c="4"/>"archivalPeriodPriority": [</text:p>
      <text:p text:style-name="Standard"><text:s text:c="8"/>"appType"</text:p>
      <text:p text:style-name="Standard"><text:s text:c="4"/>],</text:p>
      <text:p text:style-name="Standard"><text:s text:c="4"/>"hypercube": {</text:p>
      <text:p text:style-name="Standard"><text:s text:c="8"/>"archivalPeriod": {</text:p>
      <text:p text:style-name="Standard"><text:s text:c="12"/>"default": 24,</text:p>
      <text:p text:style-name="Standard"><text:s text:c="12"/>"etax": 24,</text:p>
      <text:p text:style-name="Standard"><text:s text:c="12"/>"enotice": 4</text:p>
      <text:p text:style-name="Standard"><text:s text:c="8"/>}</text:p>
      <text:p text:style-name="Standard"><text:s text:c="4"/>},</text:p>
      <text:p text:style-name="Standard"><text:s text:c="4"/>"includeInserts": true,</text:p>
      <text:p text:style-name="Standard"><text:s text:c="4"/>"forcePaperlessOnEnroll": false,</text:p>
      <text:p text:style-name="Standard"><text:s text:c="4"/>"ssoEnrollmentFlow": [</text:p>
      <text:p text:style-name="Standard"><text:s text:c="8"/>{</text:p>
      <text:p text:style-name="Standard"><text:s text:c="12"/>"template": "enrollEstmtVerify"</text:p>
      <text:p text:style-name="Standard"><text:s text:c="8"/>},</text:p>
      <text:p text:style-name="Standard"><text:s text:c="8"/>{</text:p>
      <text:p text:style-name="Standard"><text:s text:c="12"/>"template": "termsAndCondition"</text:p>
      <text:p text:style-name="Standard"><text:s text:c="8"/>},</text:p>
      <text:p text:style-name="Standard"><text:s text:c="8"/>{</text:p>
      <text:p text:style-name="Standard"><text:s text:c="12"/>"template": "enrollPreferences"</text:p>
      <text:p text:style-name="Standard"><text:s text:c="8"/>}</text:p>
      <text:p text:style-name="Standard"><text:s text:c="4"/>],</text:p>
      <text:p text:style-name="Standard"><text:s text:c="4"/>"accountLookup": false,</text:p>
      <text:p text:style-name="Standard"><text:s text:c="4"/>"hideAccountSelector": false,</text:p>
      <text:p text:style-name="Standard"><text:soft-page-break/><text:s text:c="4"/>"editProfilePrimaryEmail": true,</text:p>
      <text:p text:style-name="Standard"><text:s text:c="4"/>"editProfilePhone": true,</text:p>
      <text:p text:style-name="Standard"><text:s text:c="4"/>"accountType": {</text:p>
      <text:p text:style-name="Standard"><text:s text:c="8"/>"99": "Unknown",</text:p>
      <text:p text:style-name="Standard"><text:s text:c="8"/>"NA": " ",</text:p>
      <text:p text:style-name="Standard"><text:s text:c="8"/>"DD": "Deposit Account",</text:p>
      <text:p text:style-name="Standard"><text:s text:c="8"/>"BM": "BMS Statement",</text:p>
      <text:p text:style-name="Standard"><text:s text:c="8"/>"AA": "Account Analysis",</text:p>
      <text:p text:style-name="Standard"><text:s text:c="8"/>"00": "Decline Letter",</text:p>
      <text:p text:style-name="Standard"><text:s text:c="8"/>"LN": "Loan Account",</text:p>
      <text:p text:style-name="Standard"><text:s text:c="8"/>"CD": "Certificate Of Deposits IR - IRA"</text:p>
      <text:p text:style-name="Standard"><text:s text:c="4"/>},</text:p>
      <text:p text:style-name="Standard"><text:s text:c="4"/>"unenrollOnDeliveryPreferenceChange": false,</text:p>
      <text:p text:style-name="Standard"><text:s text:c="4"/>"emailConfirmationWorkFlow": false,</text:p>
      <text:p text:style-name="Standard"><text:s text:c="4"/>"batchDownload": {</text:p>
      <text:p text:style-name="Standard"><text:s text:c="8"/>"enabled": true,</text:p>
      <text:p text:style-name="Standard"><text:s text:c="8"/>"enableCombineIntoSinglePdf": true,</text:p>
      <text:p text:style-name="Standard"><text:s text:c="8"/>"enableCompressToZip": true,</text:p>
      <text:p text:style-name="Standard"><text:s text:c="8"/>"ttl": "35",</text:p>
      <text:p text:style-name="Standard"><text:s text:c="8"/>"searchType": "document"</text:p>
      <text:p text:style-name="Standard"><text:s text:c="4"/>},</text:p>
      <text:p text:style-name="Standard"><text:s text:c="4"/>"enableUserDeletion": true,</text:p>
      <text:p text:style-name="Standard"><text:s text:c="4"/>"accountSearchCriteria": [</text:p>
      <text:p text:style-name="Standard"><text:s text:c="8"/>{</text:p>
      <text:p text:style-name="Standard"><text:s text:c="12"/>"value": "acctNum",</text:p>
      <text:p text:style-name="Standard"><text:s text:c="12"/>"text": "Account Number"</text:p>
      <text:p text:style-name="Standard"><text:s text:c="8"/>},</text:p>
      <text:p text:style-name="Standard"><text:s text:c="8"/>{</text:p>
      <text:p text:style-name="Standard"><text:s text:c="12"/>"value": "email",</text:p>
      <text:p text:style-name="Standard"><text:s text:c="12"/>"text": "User Email"</text:p>
      <text:p text:style-name="Standard"><text:s text:c="8"/>}</text:p>
      <text:p text:style-name="Standard"><text:s text:c="4"/>],</text:p>
      <text:p text:style-name="Standard"><text:s text:c="4"/>"npLinkType": "byUfa",</text:p>
      <text:p text:style-name="Standard"><text:s text:c="4"/>"acceptAlphaNumeric": true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5:13:17.326566024</meta:creation-date>
    <dc:date>2021-05-27T15:13:38.353852245</dc:date>
    <meta:editing-duration>PT22S</meta:editing-duration>
    <meta:editing-cycles>1</meta:editing-cycles>
    <meta:document-statistic meta:table-count="0" meta:image-count="0" meta:object-count="0" meta:page-count="4" meta:paragraph-count="181" meta:word-count="334" meta:character-count="4463" meta:non-whitespace-character-count="2938"/>
    <meta:generator>LibreOffice/6.4.7.2$Linux_X86_64 LibreOffice_project/40$Build-2</meta:generator>
  </office:meta>
</office:document-meta>
</file>